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1.1457in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"/>
        <table:table-column table:style-name="co3" table:number-columns-repeated="9" table:default-cell-style-name="ce2"/>
        <table:table-column table:style-name="co3" table:number-columns-repeated="1012" table:default-cell-style-name="Default"/>
        <table:table-row table:style-name="ro2">
          <table:table-cell table:style-name="ce1" office:value-type="string">
            <text:p>function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mapping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web</text:p>
          </table:table-cell>
          <table:table-cell table:style-name="ce1" office:value-type="string">
            <text:p>json</text:p>
          </table:table-cell>
          <table:table-cell table:style-name="ce1" office:value-type="string">
            <text:p>vcs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filestore</text:p>
          </table:table-cell>
          <table:table-cell table:style-name="ce1" office:value-type="string">
            <text:p>upload</text:p>
          </table:table-cell>
          <table:table-cell table:style-name="ce1" office:value-type="string">
            <text:p>password</text:p>
          </table:table-cell>
          <table:table-cell table:style-name="ce1"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ertify</text:p>
          </table:table-cell>
          <table:table-cell table:number-columns-repeated="2" office:value-type="string">
            <text:p>x</text:p>
          </table:table-cell>
          <table:table-cell office:value-type="string">
            <text:p>ref</text:p>
          </table:table-cell>
          <table:table-cell table:number-columns-repeated="2"/>
          <table:table-cell table:number-columns-repeated="3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checksum</text:p>
          </table:table-cell>
          <table:table-cell table:number-columns-repeated="2" office:value-type="string">
            <text:p>x</text:p>
          </table:table-cell>
          <table:table-cell office:value-type="string">
            <text:p>mapping</text:p>
          </table:table-cell>
          <table:table-cell table:number-columns-repeated="2"/>
          <table:table-cell table:number-columns-repeated="3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difference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read</text:p>
          </table:table-cell>
          <table:table-cell office:value-type="string">
            <text:p>none</text:p>
          </table:table-cell>
          <table:table-cell office:value-type="string">
            <text:p>R CRDS</text:p>
          </table:table-cell>
          <table:table-cell office:value-type="string">
            <text:p>mayb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rename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none</text:p>
          </table:table-cell>
          <table:table-cell office:value-type="string">
            <text:p>R/W CRDS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>
            <text:p>submit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write</text:p>
          </table:table-cell>
          <table:table-cell table:number-columns-repeated="2" office:value-type="string">
            <text:p>R/W CRDS</text:p>
          </table:table-cell>
          <table:table-cell table:number-columns-repeated="2" office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>
            <text:p>update context chai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write</text:p>
          </table:table-cell>
          <table:table-cell table:number-columns-repeated="2" office:value-type="string">
            <text:p>R/W CRD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>
            <text:p>blacklist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write</text:p>
          </table:table-cell>
          <table:table-cell office:value-type="string">
            <text:p>R/W CRDS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>
            <text:p>impacted datasets?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2" office:value-type="string">
            <text:p>R DATASE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ontexts using</text:p>
          </table:table-cell>
          <table:table-cell table:number-columns-repeated="2" office:value-type="string">
            <text:p>x</text:p>
          </table:table-cell>
          <table:table-cell office:value-type="string">
            <text:p><text:s/>x</text:p>
          </table:table-cell>
          <table:table-cell table:number-columns-repeated="2"/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ownload ref/mapping zip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best references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get data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get url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get names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scrape mappings</text:p>
          </table:table-cell>
          <table:table-cell table:number-columns-repeated="2"/>
          <table:table-cell office:value-type="string">
            <text:p>hst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>
            <text:p>submitting</text:p>
          </table:table-cell>
          <table:table-cell table:style-name="ce3" office:value-type="string" table:number-columns-spanned="11" table:number-rows-spanned="1">
            <text:p>upload, certify, designate with official name, add to VCS, add to datastore, add to database, forward to archive, send notifications</text:p>
          </table:table-cell>
          <table:covered-table-cell table:number-columns-repeated="10" table:style-name="ce3"/>
          <table:table-cell table:style-name="ce3"/>
          <table:table-cell table:number-columns-repeated="1010"/>
        </table:table-row>
        <table:table-row table:style-name="ro2">
          <table:table-cell/>
          <table:table-cell table:style-name="ce3" table:number-columns-spanned="12" table:number-rows-spanned="1"/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set up CRDS server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set up version control system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set up database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set up public reference server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add pyfits checking to certify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add mapping cerification to certify</text:p>
          </table:table-cell>
          <table:covered-table-cell table:number-columns-repeated="11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implement generic reference/mapping name function</text:p>
          </table:table-cell>
          <table:covered-table-cell table:number-columns-repeated="11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implement serialized name function</text:p>
          </table:table-cell>
          <table:covered-table-cell table:number-columns-repeated="11"/>
          <table:table-cell table:number-columns-repeated="1010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1">07/21/2011</text:date>, <text:time>16:2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dd Miller</meta:initial-creator>
    <meta:creation-date>2011-07-21T14:46:47</meta:creation-date>
    <dc:date>2011-07-21T16:29:06</dc:date>
    <dc:creator>Todd Miller</dc:creator>
    <meta:editing-duration>PT1H28M42S</meta:editing-duration>
    <meta:editing-cycles>15</meta:editing-cycles>
    <meta:generator>OpenOffice.org/3.3$Unix OpenOffice.org_project/330m20$Build-9567</meta:generator>
    <meta:document-statistic meta:table-count="3" meta:cell-count="143" meta:object-count="0"/>
  </office:meta>
</office:document-meta>
</file>